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andard">
      <style:text-properties style:font-name="Calibri" officeooo:rsid="00260acc" officeooo:paragraph-rsid="00267d57"/>
    </style:style>
    <style:style style:name="P16" style:family="paragraph" style:parent-style-name="StyleTitre">
      <style:text-properties style:font-name="Calibri" officeooo:rsid="001ce025" officeooo:paragraph-rsid="001ce025"/>
    </style:style>
    <style:style style:name="P17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18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19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20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1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2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23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  <style:style style:name="T10" style:family="text">
      <style:text-properties officeooo:rsid="0027f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16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dans le README github</text:span>)</text:p>
      <text:p text:style-name="P22"/>
      <text:p text:style-name="P17">Implémentation des fonctions élémentaires</text:p>
      <text:p text:style-name="P17"/>
      <text:p text:style-name="P18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19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20">Question <text:span text:style-name="T4">3</text:span></text:p>
      <text:p text:style-name="P12">Test de la fonction decomp sur 1<text:span text:style-name="T8">0</text:span>000 valeurs de 1024 bits dans le fichier testDecomp.txt (dans ressources)</text:p>
      <text:p text:style-name="P12"/>
      <text:p text:style-name="P21">Question <text:span text:style-name="T8">4</text:span></text:p>
      <text:p text:style-name="P13">Test de la fonction <text:span text:style-name="T8">expMod</text:span> sur 1<text:span text:style-name="T8">0</text:span>000 valeurs de 1024 bits dans le fichier <text:span text:style-name="T8">testExpMod</text:span>.txt (dans ressources<text:span text:style-name="T10">)</text:span></text:p>
      <text:p text:style-name="P13"/>
      <text:p text:style-name="P23"/>
      <text:p text:style-name="P21">Question <text:span text:style-name="T8">5</text:span></text:p>
      <text:p text:style-name="P14">Test de n1 : probablement premier</text:p>
      <text:p text:style-name="P14">Test de n2 : <text:span text:style-name="T9">composé</text:span></text:p>
      <text:p text:style-name="P15">Test de n3 : probablement prem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24T23:50:20.471000000</dc:date>
    <meta:editing-duration>PT3H35M14S</meta:editing-duration>
    <meta:editing-cycles>18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27" meta:word-count="180" meta:character-count="1242" meta:non-whitespace-character-count="1087"/>
  </office:meta>
</office:document-meta>
</file>